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Max Jump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Max Power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pgrade Shooting to turn enemies into Diamo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ax Jump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ax Health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Upgrade Shooting to turn enemies into Diamonds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Corn</text:p>
          </table:table-cell>
          <table:table-cell table:style-name="ce40" office:value-type="string" calcext:value-type="string">
            <text:p>Win Fungus Heaven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Dollar</text:p>
          </table:table-cell>
          <table:table-cell table:style-name="ce40" office:value-type="string" calcext:value-type="string">
            <text:p>Win Pirate Ship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Complete the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75" calcext:value-type="float">
            <text:p>275</text:p>
          </table:table-cell>
          <table:table-cell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1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6T01:13:29.847000000</dc:date>
    <meta:editing-duration>P10DT17H11M6S</meta:editing-duration>
    <meta:editing-cycles>951</meta:editing-cycles>
    <meta:document-statistic meta:table-count="5" meta:cell-count="1307" meta:object-count="0"/>
  </office:meta>
</office:document-meta>
</file>